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MMI10" svg:font-family="CMMI10" style:font-family-generic="roman"/>
    <style:font-face style:name="CMR10" svg:font-family="CMR10" style:font-family-generic="roman"/>
    <style:font-face style:name="CMR8" svg:font-family="CMR8" style:font-family-generic="roman"/>
    <style:font-face style:name="NimbusSanL-Regu" svg:font-family="NimbusSanL-Regu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 style:master-page-name="Standard">
      <style:paragraph-properties style:page-number="auto"/>
    </style:style>
    <style:style style:name="T1" style:family="text">
      <style:text-properties style:font-name="NimbusSanL-Regu" fo:font-size="11pt" style:font-size-asian="11pt"/>
    </style:style>
    <style:style style:name="T2" style:family="text">
      <style:text-properties style:font-name="NimbusSanL-Regu" fo:font-size="11pt" officeooo:rsid="00126651" style:font-size-asian="11pt"/>
    </style:style>
    <style:style style:name="T3" style:family="text">
      <style:text-properties style:font-name="NimbusSanL-Regu" fo:font-size="11pt" officeooo:rsid="0012c23e" style:font-size-asian="11pt"/>
    </style:style>
    <style:style style:name="T4" style:family="text">
      <style:text-properties style:font-name="NimbusSanL-Regu" fo:font-size="11pt" officeooo:rsid="00150f96" style:font-size-asian="11pt"/>
    </style:style>
    <style:style style:name="T5" style:family="text">
      <style:text-properties style:font-name="NimbusSanL-Regu" fo:font-size="11pt" officeooo:rsid="0015c4d7" style:font-size-asian="11pt"/>
    </style:style>
    <style:style style:name="T6" style:family="text">
      <style:text-properties style:font-name="NimbusSanL-Regu" fo:font-size="11pt" officeooo:rsid="0016eefd" style:font-size-asian="11pt"/>
    </style:style>
    <style:style style:name="T7" style:family="text">
      <style:text-properties style:font-name="NimbusSanL-Regu" fo:font-size="11pt" officeooo:rsid="0017f0c6" style:font-size-asian="11pt"/>
    </style:style>
    <style:style style:name="T8" style:family="text">
      <style:text-properties style:font-name="NimbusSanL-Regu" fo:font-size="11pt" officeooo:rsid="00184f18" style:font-size-asian="11pt"/>
    </style:style>
    <style:style style:name="T9" style:family="text">
      <style:text-properties style:font-name="NimbusSanL-Regu" fo:font-size="11pt" officeooo:rsid="00191c4e" style:font-size-asian="11pt"/>
    </style:style>
    <style:style style:name="T10" style:family="text">
      <style:text-properties style:font-name="CMMI10" fo:font-size="11pt" style:font-size-asian="11pt"/>
    </style:style>
    <style:style style:name="T11" style:family="text">
      <style:text-properties style:font-name="CMR10" fo:font-size="11pt" style:font-size-asian="11pt"/>
    </style:style>
    <style:style style:name="T12" style:family="text">
      <style:text-properties style:text-position="33% 58%" style:font-name="CMMI10" fo:font-size="11pt" officeooo:rsid="0016eefd" style:font-size-asian="11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898420473950498221" text:style-name="L1">
        <text:list-item>
          <text:p text:style-name="P2"><text:span text:style-name="T1">Leia uma matriz 4 x4, imprima a matriz e retorne a localiza</text:span><text:span text:style-name="T3">çã</text:span><text:span text:style-name="T1">o (linha e a coluna) do maior valor.<text:line-break/></text:span></text:p>
        </text:list-item>
        <text:list-item>
          <text:p text:style-name="P1"><text:span text:style-name="T1">Declare uma matriz 5 x 5. Preencha com 1 a diagonal principal e com 0 os demais elementos. Escreva ao final a matriz obtida.<text:line-break/></text:span></text:p>
        </text:list-item>
        <text:list-item>
          <text:p text:style-name="P1"><text:span text:style-name="T1">Leia uma matriz 4 x 4, conte e escreva quantos valores maiores que 10 ela possui.<text:line-break/></text:span></text:p>
        </text:list-item>
        <text:list-item>
          <text:p text:style-name="P1"><text:span text:style-name="T1">Fa</text:span><text:span text:style-name="T2">ç</text:span><text:span text:style-name="T1">a um programa que preenche uma matriz com o produto do valor da linha e da coluna de cada elemento, depois imprime na tela.<text:line-break/></text:span></text:p>
        </text:list-item>
        <text:list-item>
          <text:p text:style-name="P1"><text:span text:style-name="T1">Gere matriz 4 x 4 com valores no intervalo [1,20]. Escreva um programa que transforme a matriz gerada numa matriz triangular inferior, ou seja, atribuindo zero a todos os elementos acima da diagonal principal. Imprimir a matriz original e a matriz transformada.<text:line-break/></text:span></text:p>
        </text:list-item>
        <text:list-item>
          <text:p text:style-name="P1"><text:span text:style-name="T1">Leia uma matriz 5 x 5. Leia tamb</text:span><text:span text:style-name="T4">é</text:span><text:span text:style-name="T1">m um valor X. O programa dever</text:span><text:span text:style-name="T4">á</text:span><text:span text:style-name="T1"> fazer uma busca desse valor na matriz e, ao final escrever a localiza</text:span><text:span text:style-name="T4">çã</text:span><text:span text:style-name="T1">o (linha e coluna) ou uma mensagem de </text:span><text:span text:style-name="T4">"</text:span><text:span text:style-name="T1">n</text:span><text:span text:style-name="T4">ã</text:span><text:span text:style-name="T1">o encontrado".<text:line-break/></text:span></text:p>
        </text:list-item>
        <text:list-item>
          <text:p text:style-name="P1"><text:span text:style-name="T1">Leia uma matriz 5 x 10 que se refere respostas de 10 quest</text:span><text:span text:style-name="T5">õ</text:span><text:span text:style-name="T1">es de m</text:span><text:span text:style-name="T5">ú</text:span><text:span text:style-name="T1">ltipla escolha, referentes a 5 alunos. Leia tamb</text:span><text:span text:style-name="T5">é</text:span><text:span text:style-name="T1">m um vetor de 10 posi</text:span><text:span text:style-name="T5">çõ</text:span><text:span text:style-name="T1">es contendo o gabarito de respostas que podem ser a, b, c ou d. Seu programa dever</text:span><text:span text:style-name="T5">á</text:span><text:span text:style-name="T1"> comparar as respostas de cada candidato com o gabarito e emitir um vetor Resultado, contendo a pontua</text:span><text:span text:style-name="T5">çã</text:span><text:span text:style-name="T1">o correspondente a cada aluno.<text:line-break/></text:span></text:p>
        </text:list-item>
        <text:list-item>
          <text:p text:style-name="P1"><text:span text:style-name="T1">Fa</text:span><text:span text:style-name="T6">ç</text:span><text:span text:style-name="T1">a um programa que leia uma matriz A 5x5 e calcule </text:span><text:span text:style-name="T10">B </text:span><text:span text:style-name="T11">= </text:span><text:span text:style-name="T10">A</text:span><text:span text:style-name="T12">2</text:span><text:span text:style-name="T1">.<text:line-break/></text:span></text:p>
        </text:list-item>
        <text:list-item>
          <text:p text:style-name="P1"><text:span text:style-name="T1">Crie uma fun</text:span><text:span text:style-name="T6">çã</text:span><text:span text:style-name="T1">o para somar duas matrizes. Esta fun</text:span><text:span text:style-name="T6">çã</text:span><text:span text:style-name="T1">o deve receber duas matrizes e retornar a soma em uma terceira matriz. Caso o tamanho da primeira e segunda matriz seja diferente a fun</text:span><text:span text:style-name="T6">çã</text:span><text:span text:style-name="T1">o retornar</text:span><text:span text:style-name="T6">á</text:span><text:span text:style-name="T1"> um erro. Caso a fun</text:span><text:span text:style-name="T6">çã</text:span><text:span text:style-name="T1">o seja conclu</text:span><text:span text:style-name="T6">í</text:span><text:span text:style-name="T1">da com sucesso a mesma deve retornar o valor zero (0). Utilize aritm</text:span><text:span text:style-name="T6">é</text:span><text:span text:style-name="T1">tica de ponteiros para manipula</text:span><text:span text:style-name="T6">çã</text:span><text:span text:style-name="T1">o das matrizes. Mostre o uso dessa fun</text:span><text:span text:style-name="T6">çã</text:span><text:span text:style-name="T1">o em um programa feito em C.<text:line-break/></text:span></text:p>
        </text:list-item>
        <text:list-item>
          <text:p text:style-name="P1"><text:span text:style-name="T1">Leia uma matriz 10 x 3 com as notas de 10 alunos em 3 provas. Em seguida, escreva o n</text:span><text:span text:style-name="T7">ú</text:span><text:span text:style-name="T1">mero de alunos cuja pior nota foi na prova 1, o n</text:span><text:span text:style-name="T7">ú</text:span><text:span text:style-name="T1">mero de alunos cuja pior nota foi na prova 2, e o n</text:span><text:span text:style-name="T7">ú</text:span><text:span text:style-name="T1">mero de alunos cuja pior nota foi na prova 3. Em caso de empate das piores notas de um aluno, o crit</text:span><text:span text:style-name="T7">é</text:span><text:span text:style-name="T1">rio de desempate </text:span><text:span text:style-name="T7">é</text:span><text:span text:style-name="T1"> arbitr</text:span><text:span text:style-name="T7">á</text:span><text:span text:style-name="T1">rio, mas o aluno deve ser contabilizado apenas uma vez.<text:line-break/></text:span></text:p>
        </text:list-item>
        <text:list-item>
          <text:p text:style-name="P1"><text:span text:style-name="T1">Na teoria dos sistemas, define-se como elemento minimax de uma matriz o menor elemento de uma linha onde se encontra o maior elemento da matriz. Faca uma fun</text:span><text:span text:style-name="T7">çã</text:span><text:span text:style-name="T1">o que recebe, por par</text:span><text:span text:style-name="T7">â</text:span><text:span text:style-name="T1">metro, uma matriz A(10,10) e retorna o seu elemento minimax, juntamente com a sua posi</text:span><text:span text:style-name="T7">çã</text:span><text:span text:style-name="T1">o.<text:line-break/></text:span></text:p>
        </text:list-item>
        <text:list-item>
          <text:p text:style-name="P1"><text:span text:style-name="T1">Fa</text:span><text:span text:style-name="T7">ç</text:span><text:span text:style-name="T1">a um programa para gerar automaticamente n</text:span><text:span text:style-name="T7">ú</text:span><text:span text:style-name="T1">meros, entre 0 e 99, de uma cartela de bingo. Sabendo que cada cartela dever</text:span><text:span text:style-name="T7">á</text:span><text:span text:style-name="T1"> conter 5 linhas de 5 n</text:span><text:span text:style-name="T7">ú</text:span><text:span text:style-name="T1">meros, gere estes dados de modo a n</text:span><text:span text:style-name="T7">ã</text:span><text:span text:style-name="T1">o ter n</text:span><text:span text:style-name="T7">ú</text:span><text:span text:style-name="T1">meros repetidos dentro das cartelas! Lembre-se que </text:span><text:span text:style-name="T7">é</text:span><text:span text:style-name="T1"> importante armazenar os n</text:span><text:span text:style-name="T7">ú</text:span><text:span text:style-name="T1">meros sorteados em uma tabela com 5 linhas e 5 colunas, pois no sorteio do bingo vale pontos quem completar primeiro uma linha ou uma coluna. O programa deve gerar a cartela e depois exibir na tela a cartela gerada, linha a linha, coluna por coluna.<text:line-break/></text:span></text:p>
        </text:list-item>
        <text:list-item>
          <text:p text:style-name="P1"><text:span text:style-name="T1">Fa</text:span><text:span text:style-name="T8">ç</text:span><text:span text:style-name="T1">a um programa que leia duas matrizes 3x3 com valores reais. Ofer</text:span><text:span text:style-name="T8">eç</text:span><text:span text:style-name="T1">a ao usu</text:span><text:span text:style-name="T8">á</text:span><text:span text:style-name="T1">rio um menu de op</text:span><text:span text:style-name="T8">çõ</text:span><text:span text:style-name="T1">es: somar as duas matrizes, subtrair as 2 matrizes, adicionar uma constante </text:span><text:span text:style-name="T8">à</text:span><text:span text:style-name="T1">s duas matrizes, imprimir as matrizes. Nas duas primeiras op</text:span><text:span text:style-name="T8">çõ</text:span><text:span text:style-name="T1">es uma terceira matriz 3x3 deve ser criada. Na terceira op</text:span><text:span text:style-name="T8">çã</text:span><text:span text:style-name="T1">o o valor da constante deve ser lido e o resultado da adi</text:span><text:span text:style-name="T8">çã</text:span><text:span text:style-name="T1">o da constante deve ser armazenado na pr</text:span><text:span text:style-name="T8">ó</text:span><text:span text:style-name="T1">pria matriz.<text:line-break/></text:span></text:p>
        </text:list-item>
        <text:list-item>
          <text:p text:style-name="P1"><text:span text:style-name="T1">Obtenha e imprima um vetor que seja a soma dos elementos de cada coluna de uma matriz num</text:span><text:span text:style-name="T9">é</text:span><text:span text:style-name="T1">rica qualquer dada.<text:line-break/></text:span></text:p>
        </text:list-item>
        <text:list-item>
          <text:p text:style-name="P1"><text:soft-page-break/><text:span text:style-name="T1">Calcular a soma dos elementos de uma matriz num</text:span><text:span text:style-name="T9">é</text:span><text:span text:style-name="T1">rica quadrada qualquer dada, que est</text:span><text:span text:style-name="T9">ã</text:span><text:span text:style-name="T1">o acima da diagonal principal.<text:line-break/></text:span></text:p>
        </text:list-item>
        <text:list-item>
          <text:p text:style-name="P1"><text:span text:style-name="T1">Calcular a soma dos elementos de uma matriz nu</text:span><text:span text:style-name="T9">é</text:span><text:span text:style-name="T1">rica quadrada qualquer dada, que est</text:span><text:span text:style-name="T9">ã</text:span><text:span text:style-name="T1">o abaixo da diagonal principal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CMMI10" svg:font-family="CMMI10" style:font-family-generic="roman"/>
    <style:font-face style:name="CMR10" svg:font-family="CMR10" style:font-family-generic="roman"/>
    <style:font-face style:name="CMR8" svg:font-family="CMR8" style:font-family-generic="roman"/>
    <style:font-face style:name="NimbusSanL-Regu" svg:font-family="NimbusSanL-Regu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5M49S</meta:editing-duration>
    <meta:editing-cycles>13</meta:editing-cycles>
    <meta:generator>LibreOffice/4.1.0.4$Windows_x86 LibreOffice_project/89ea49ddacd9aa532507cbf852f2bb22b1ace28</meta:generator>
    <dc:date>2013-11-04T18:49:15.977000000</dc:date>
    <meta:document-statistic meta:table-count="0" meta:image-count="0" meta:object-count="0" meta:page-count="2" meta:paragraph-count="16" meta:word-count="665" meta:character-count="3663" meta:non-whitespace-character-count="3015"/>
    <meta:user-defined meta:name="Info 1"/>
    <meta:user-defined meta:name="Info 2"/>
    <meta:user-defined meta:name="Info 3"/>
    <meta:user-defined meta:name="Info 4"/>
  </office:meta>
</office:document-meta>
</file>